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f7e2" officeooo:paragraph-rsid="0010f7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116657264">
          <table:table-cell table:style-name="Table1.A1" office:value-type="string">
            <text:p text:style-name="P1">Blah</text:p>
          </table:table-cell>
          <table:table-cell table:style-name="Table1.B1" office:value-type="string">
            <text:p text:style-name="P1">Blih</text:p>
          </table:table-cell>
        </table:table-row>
        <table:table-row table:style-name="TableLine116657264">
          <table:table-cell table:style-name="Table1.A2" office:value-type="string">
            <text:p text:style-name="P1">Bloh</text:p>
          </table:table-cell>
          <table:table-cell table:style-name="Table1.B2" office:value-type="string">
            <text:p text:style-name="P1">blo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5-25T23:17:54.735473886</meta:creation-date>
    <dc:date>2021-05-25T23:19:27.135638350</dc:date>
    <meta:editing-duration>PT1M33S</meta:editing-duration>
    <meta:editing-cycles>1</meta:editing-cycles>
    <meta:document-statistic meta:table-count="1" meta:image-count="0" meta:object-count="0" meta:page-count="1" meta:paragraph-count="4" meta:word-count="4" meta:character-count="16" meta:non-whitespace-character-count="16"/>
    <meta:generator>LibreOfficeDev/7.2.0.0.alpha1$Linux_X86_64 LibreOffice_project/4a9eef7849a75ba91806886ea9c96d114c8d56f9</meta:generator>
  </office:meta>
</office:document-meta>
</file>